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000000001000000015BA5D00D5DC02E3E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6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Preformatted_20_Text" style:list-style-name="L6"/>
    <style:style style:name="P10" style:family="paragraph" style:parent-style-name="Table_20_Contents">
      <style:paragraph-properties fo:margin-left="0cm" fo:margin-right="0.076cm" fo:text-indent="0cm" style:auto-text-indent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Pandoc - Demos</text:h>
      <text:p text:style-name="Text_20_body"><draw:frame draw:style-name="fr1" draw:name="img1" text:anchor-type="as-char" svg:width="0.041cm" svg:height="0.041cm" draw:z-index="0"><draw:image xlink:href="Pictures/1000020000000001000000015BA5D00D5DC02E3E.gif" xlink:type="simple" xlink:show="embed" xlink:actuate="onLoad"/></draw:frame></text:p>
      <text:p text:style-name="Text_20_body">Pandoc   a universal document converter</text:p>
      <text:p text:style-name="Text_20_body">Toggle navigation</text:p>
      <text:list xml:id="list4859797765436609557" text:style-name="L1">
        <text:list-item>
          <text:p text:style-name="P4"><text:a xlink:type="simple" xlink:href="http://pandoc.org/index.html" text:style-name="Internet_20_link" text:visited-style-name="Visited_20_Internet_20_Link"><text:span text:style-name="Definition">About</text:span></text:a></text:p>
        </text:list-item>
        <text:list-item>
          <text:p text:style-name="P4"><text:a xlink:type="simple" xlink:href="http://pandoc.org/installing.html" text:style-name="Internet_20_link" text:visited-style-name="Visited_20_Internet_20_Link"><text:span text:style-name="Definition">Installing</text:span></text:a></text:p>
        </text:list-item>
        <text:list-item>
          <text:p text:style-name="P4"><text:a xlink:type="simple" xlink:href="http://pandoc.org/getting-started.html" text:style-name="Internet_20_link" text:visited-style-name="Visited_20_Internet_20_Link"><text:span text:style-name="Definition">Getting started</text:span></text:a></text:p>
        </text:list-item>
        <text:list-item>
          <text:p text:style-name="P4">Demos</text:p>
          <text:list text:style-name="L2">
            <text:list-item>
              <text:p text:style-name="P5"><text:a xlink:type="simple" xlink:href="http://pandoc.org/try" text:style-name="Internet_20_link" text:visited-style-name="Visited_20_Internet_20_Link"><text:span text:style-name="Definition">Try pandoc online</text:span></text:a></text:p>
            </text:list-item>
            <text:list-item>
              <text:p text:style-name="P5"><text:a xlink:type="simple" xlink:href="http://pandoc.org/demos.html" text:style-name="Internet_20_link" text:visited-style-name="Visited_20_Internet_20_Link"><text:span text:style-name="Definition">Examples</text:span></text:a></text:p>
            </text:list-item>
          </text:list>
        </text:list-item>
        <text:list-item>
          <text:p text:style-name="P4">Documentation</text:p>
          <text:list text:style-name="L3">
            <text:list-item>
              <text:p text:style-name="P6">User's Guide</text:p>
              <text:list text:style-name="L4">
                <text:list-item>
                  <text:p text:style-name="P7"><text:a xlink:type="simple" xlink:href="http://pandoc.org/README.html" text:style-name="Internet_20_link" text:visited-style-name="Visited_20_Internet_20_Link"><text:span text:style-name="Definition">HTML</text:span></text:a></text:p>
                </text:list-item>
                <text:list-item>
                  <text:p text:style-name="P7"><text:a xlink:type="simple" xlink:href="http://pandoc.org/README.pdf" text:style-name="Internet_20_link" text:visited-style-name="Visited_20_Internet_20_Link"><text:span text:style-name="Definition">PDF</text:span></text:a></text:p>
                </text:list-item>
              </text:list>
            </text:list-item>
            <text:list-item>
              <text:p text:style-name="P6"><text:a xlink:type="simple" xlink:href="http://pandoc.org/faqs.html" text:style-name="Internet_20_link" text:visited-style-name="Visited_20_Internet_20_Link"><text:span text:style-name="Definition">FAQ</text:span></text:a></text:p>
            </text:list-item>
            <text:list-item>
              <text:p text:style-name="P6"><text:a xlink:type="simple" xlink:href="http://pandoc.org/press.html" text:style-name="Internet_20_link" text:visited-style-name="Visited_20_Internet_20_Link"><text:span text:style-name="Definition">Press</text:span></text:a></text:p>
            </text:list-item>
            <text:list-item>
              <text:p text:style-name="P6"><text:a xlink:type="simple" xlink:href="http://hackage.haskell.org/package/pandoc" text:style-name="Internet_20_link" text:visited-style-name="Visited_20_Internet_20_Link"><text:span text:style-name="Definition">API documentation</text:span></text:a></text:p>
            </text:list-item>
            <text:list-item>
              <text:p text:style-name="P6"><text:a xlink:type="simple" xlink:href="http://pandoc.org/CONTRIBUTING.html" text:style-name="Internet_20_link" text:visited-style-name="Visited_20_Internet_20_Link"><text:span text:style-name="Definition">Contributing</text:span></text:a></text:p>
            </text:list-item>
            <text:list-item>
              <text:p text:style-name="P6"><text:a xlink:type="simple" xlink:href="http://pandoc.org/lists.html" text:style-name="Internet_20_link" text:visited-style-name="Visited_20_Internet_20_Link"><text:span text:style-name="Definition">Mailing lists</text:span></text:a></text:p>
            </text:list-item>
            <text:list-item>
              <text:p text:style-name="P6"><text:a xlink:type="simple" xlink:href="http://pandoc.org/scripting.html" text:style-name="Internet_20_link" text:visited-style-name="Visited_20_Internet_20_Link"><text:span text:style-name="Definition">Scripting</text:span></text:a></text:p>
            </text:list-item>
            <text:list-item>
              <text:p text:style-name="P6"><text:a xlink:type="simple" xlink:href="http://pandoc.org/epub.html" text:style-name="Internet_20_link" text:visited-style-name="Visited_20_Internet_20_Link"><text:span text:style-name="Definition">Making an ebook</text:span></text:a></text:p>
            </text:list-item>
          </text:list>
        </text:list-item>
        <text:list-item>
          <text:p text:style-name="P4"><text:a xlink:type="simple" xlink:href="https://github.com/jgm/pandoc/wiki/Pandoc-Extras" text:style-name="Internet_20_link" text:visited-style-name="Visited_20_Internet_20_Link"><text:span text:style-name="Definition">Extras</text:span></text:a></text:p>
        </text:list-item>
        <text:list-item>
          <text:p text:style-name="P4"><text:a xlink:type="simple" xlink:href="http://pandoc.org/releases.html" text:style-name="Internet_20_link" text:visited-style-name="Visited_20_Internet_20_Link"><text:span text:style-name="Definition">Releases</text:span></text:a></text:p>
        </text:list-item>
      </text:list>
      <text:list xml:id="list4374177104555114464" text:style-name="L5">
        <text:list-item>
          <text:p text:style-name="P8"><text:a xlink:type="simple" xlink:href="http://pandoc.org/demos.html#try-pandoc-online" text:style-name="Internet_20_link" text:visited-style-name="Visited_20_Internet_20_Link"><text:span text:style-name="Definition">Try pandoc online</text:span></text:a></text:p>
        </text:list-item>
        <text:list-item>
          <text:p text:style-name="P8"><text:a xlink:type="simple" xlink:href="http://pandoc.org/demos.html#examples" text:style-name="Internet_20_link" text:visited-style-name="Visited_20_Internet_20_Link"><text:span text:style-name="Definition">Examples</text:span></text:a></text:p>
        </text:list-item>
      </text:list>
      <text:h text:style-name="Heading_20_1" text:outline-level="1">Try pandoc online</text:h>
      <text:p text:style-name="First_20_paragraph">You can try pandoc online <text:a xlink:type="simple" xlink:href="http://johnmacfarlane.net/pandoc/try" text:style-name="Internet_20_link" text:visited-style-name="Visited_20_Internet_20_Link"><text:span text:style-name="Definition">here</text:span></text:a>.</text:p>
      <text:h text:style-name="Heading_20_1" text:outline-level="1">Examples</text:h>
      <text:p text:style-name="First_20_paragraph">To see the output created by each of the commands below, click on the name of the output file:</text:p>
      <text:list xml:id="list1958118897688362374" text:style-name="L6">
        <text:list-item>
          <text:p text:style-name="P3">HTML fragment:</text:p>
          <text:p text:style-name="P9">pandoc README -o example1.html</text:p>
        </text:list-item>
        <text:list-item>
          <text:p text:style-name="P3">Standalone HTML file:</text:p>
          <text:p text:style-name="P9">pandoc -s README -o example2.html</text:p>
        </text:list-item>
        <text:list-item>
          <text:p text:style-name="P3">HTML with smart quotes, table of contents, CSS, and custom footer:</text:p>
          <text:p text:style-name="P9">pandoc -s -S --toc -c pandoc.css -A footer.html README -o example3.html</text:p>
        </text:list-item>
        <text:list-item>
          <text:p text:style-name="P3"><text:soft-page-break/>LaTeX:</text:p>
          <text:p text:style-name="P9">pandoc -s README -o example4.tex</text:p>
        </text:list-item>
        <text:list-item>
          <text:p text:style-name="P3">From LaTeX to markdown:</text:p>
          <text:p text:style-name="P9">pandoc -s example4.tex -o example5.text</text:p>
        </text:list-item>
        <text:list-item>
          <text:p text:style-name="P3">reStructuredText:</text:p>
          <text:p text:style-name="P9">pandoc -s -t rst --toc README -o example6.text</text:p>
        </text:list-item>
        <text:list-item>
          <text:p text:style-name="P3">Rich text format (RTF):</text:p>
          <text:p text:style-name="P9">pandoc -s README -o example7.rtf</text:p>
        </text:list-item>
        <text:list-item>
          <text:p text:style-name="P3">Beamer slide show:</text:p>
          <text:p text:style-name="P9">pandoc -t beamer SLIDES -o example8.pdf</text:p>
        </text:list-item>
        <text:list-item>
          <text:p text:style-name="P3">DocBook XML:</text:p>
          <text:p text:style-name="P9">pandoc -s -S -t docbook README -o example9.db</text:p>
        </text:list-item>
        <text:list-item>
          <text:p text:style-name="P3">Man page:</text:p>
          <text:p text:style-name="P9">pandoc -s -t man pandoc.1.md -o example10.1</text:p>
        </text:list-item>
        <text:list-item>
          <text:p text:style-name="P3">ConTeXt:</text:p>
          <text:p text:style-name="P9">pandoc -s -t context README -o example11.tex</text:p>
        </text:list-item>
        <text:list-item>
          <text:p text:style-name="P3">Converting a web page to markdown:</text:p>
          <text:p text:style-name="P9">pandoc -s -r html http://www.gnu.org/software/make/ -o example12.text</text:p>
        </text:list-item>
        <text:list-item>
          <text:p text:style-name="P3">From markdown to PDF:</text:p>
          <text:p text:style-name="P9">pandoc README --latex-engine=xelatex -o example13.pdf</text:p>
        </text:list-item>
        <text:list-item>
          <text:p text:style-name="P3">PDF with numbered sections and a custom LaTeX header:</text:p>
          <text:p text:style-name="P9">pandoc -N --template=mytemplate.tex</text:p>
          <text:p text:style-name="P9"><text:s/>--variable mainfont="Palatino" --variable sansfont="Century Gothic" </text:p>
          <text:p text:style-name="P9">--variable monofont="Consolas" --variable fontsize=12pt --variable </text:p>
          <text:p text:style-name="P9">version=1.15.2 README --latex-engine=xelatex --toc -o example14.pdf</text:p>
        </text:list-item>
        <text:list-item>
          <text:p text:style-name="P3">A wiki program using <text:a xlink:type="simple" xlink:href="http://happstack.com/" text:style-name="Internet_20_link" text:visited-style-name="Visited_20_Internet_20_Link"><text:span text:style-name="Definition">Happstack</text:span></text:a> and pandoc: <text:a xlink:type="simple" xlink:href="http://gitit.net/" text:style-name="Internet_20_link" text:visited-style-name="Visited_20_Internet_20_Link"><text:span text:style-name="Definition">gitit</text:span></text:a></text:p>
        </text:list-item>
        <text:list-item>
          <text:p text:style-name="P3">HTML slide shows:</text:p>
          <text:p text:style-name="P9">pandoc -s --mathml -i -t dzslides SLIDES -o example16a.html</text:p>
          <text:p text:style-name="P9">pandoc -s --webtex -i -t slidy SLIDES -o example16b.html</text:p>
          <text:p text:style-name="P9">pandoc -s --mathjax -i -t revealjs SLIDES -o example16d.html</text:p>
        </text:list-item>
        <text:list-item>
          <text:p text:style-name="P3">TeX math in HTML:</text:p>
          <text:p text:style-name="P9">pandoc math.text -s -o mathDefault.html</text:p>
          <text:p text:style-name="P9">pandoc math.text -s --mathml -o mathMathML.html</text:p>
          <text:p text:style-name="P9">pandoc math.text -s --webtex -o mathWebTeX.html</text:p>
          <text:p text:style-name="P9">pandoc math.text -s --mathjax -o mathMathJax.html</text:p>
          <text:p text:style-name="P9">pandoc math.text -s --latexmathml -o mathLaTeXMathML.html</text:p>
        </text:list-item>
        <text:list-item>
          <text:p text:style-name="P3">Syntax highlighting of delimited code blocks:</text:p>
          <text:p text:style-name="P9">pandoc code.text -s --highlight-style pygments -o example18a.html</text:p>
          <text:p text:style-name="P9">pandoc code.text -s --highlight-style kate -o example18b.html</text:p>
          <text:p text:style-name="P9">pandoc code.text -s --highlight-style monochrome -o example18c.html</text:p>
          <text:p text:style-name="P9"><text:soft-page-break/>pandoc code.text -s --highlight-style espresso -o example18d.html</text:p>
          <text:p text:style-name="P9">pandoc code.text -s --highlight-style haddock -o example18e.html</text:p>
          <text:p text:style-name="P9">pandoc code.text -s --highlight-style tango -o example18f.html</text:p>
          <text:p text:style-name="P9">pandoc code.text -s --highlight-style zenburn -o example18g.html</text:p>
        </text:list-item>
        <text:list-item>
          <text:p text:style-name="P3">GNU Texinfo, converted to info, HTML, and PDF formats:</text:p>
          <text:p text:style-name="P9">pandoc README -s -o example19.texi</text:p>
          <text:p text:style-name="P9">makeinfo --no-validate --force example19.texi -o example19.info</text:p>
          <text:p text:style-name="P9">makeinfo --no-validate --force example19.texi --html -o example19</text:p>
          <text:p text:style-name="P9">texi2pdf example19.texi <text:s/># produces example19.pdf</text:p>
        </text:list-item>
        <text:list-item>
          <text:p text:style-name="P3">OpenDocument XML:</text:p>
          <text:p text:style-name="P9">pandoc README -s -t opendocument -o example20.xml</text:p>
        </text:list-item>
        <text:list-item>
          <text:p text:style-name="P3">ODT (OpenDocument Text, readable by OpenOffice):</text:p>
          <text:p text:style-name="P9">pandoc README -o example21.odt</text:p>
        </text:list-item>
        <text:list-item>
          <text:p text:style-name="P3">MediaWiki markup:</text:p>
          <text:p text:style-name="P9">pandoc -s -S -t mediawiki --toc README -o example22.wiki</text:p>
        </text:list-item>
        <text:list-item>
          <text:p text:style-name="P3">EPUB ebook:</text:p>
          <text:p text:style-name="P9">pandoc -S README -o README.epub</text:p>
        </text:list-item>
        <text:list-item>
          <text:p text:style-name="P3">Markdown citations:</text:p>
          <text:p text:style-name="P9">pandoc -s -S --bibliography biblio.bib --filter pandoc-citeproc CITATIONS -o example24a.html</text:p>
          <text:p text:style-name="P9">pandoc -s -S --bibliography biblio.json --filter pandoc-citeproc --csl chicago-fullnote-bibliography.csl CITATIONS -o example24b.html</text:p>
          <text:p text:style-name="P9">pandoc -s -S --bibliography biblio.yaml --filter pandoc-citeproc --csl ieee.csl CITATIONS -t man -o example24c.1</text:p>
        </text:list-item>
        <text:list-item>
          <text:p text:style-name="P3">Textile writer:</text:p>
          <text:p text:style-name="P9">pandoc -s -S README -t textile -o example25.textile</text:p>
        </text:list-item>
        <text:list-item>
          <text:p text:style-name="P3">Textile reader:</text:p>
          <text:p text:style-name="P9">pandoc -s -S example25.textile -f textile -t html -o example26.html</text:p>
        </text:list-item>
        <text:list-item>
          <text:p text:style-name="P3">Org-mode:</text:p>
          <text:p text:style-name="P9">pandoc -s -S README -o example27.org</text:p>
        </text:list-item>
        <text:list-item>
          <text:p text:style-name="P3">AsciiDoc:</text:p>
          <text:p text:style-name="P9">pandoc -s -S README -t asciidoc -o example28.txt</text:p>
        </text:list-item>
        <text:list-item>
          <text:p text:style-name="P3">Word docx:</text:p>
          <text:p text:style-name="P9">pandoc -s -S README -o example29.docx</text:p>
        </text:list-item>
        <text:list-item>
          <text:p text:style-name="P3">LaTeX math to docx:</text:p>
          <text:p text:style-name="P9">pandoc -s math.tex -o example30.docx</text:p>
        </text:list-item>
        <text:list-item>
          <text:p text:style-name="P3">DocBook to markdown:</text:p>
          <text:p text:style-name="P9">pandoc -f docbook -t markdown -s howto.xml -o example31.text</text:p>
        </text:list-item>
        <text:list-item>
          <text:p text:style-name="P3">MediaWiki to html5:</text:p>
          <text:p text:style-name="P9">pandoc -f mediawiki -t html5 -s haskell.wiki -o example32.html</text:p>
        </text:list-item>
        <text:list-item>
          <text:p text:style-name="P3"><text:soft-page-break/>Custom writer:</text:p>
          <text:p text:style-name="P9">pandoc -t sample.lua example33.text -o example33.html</text:p>
        </text:list-item>
        <text:list-item>
          <text:p text:style-name="P3">Docx with a reference docx:</text:p>
          <text:p text:style-name="P9">pandoc -S --reference-docx twocolumns.docx -o UsersGuide.docx README</text:p>
        </text:list-item>
        <text:list-item>
          <text:p text:style-name="P3">Docx to markdown, including math:</text:p>
          <text:p text:style-name="P9">pandoc -s example30.docx -t markdown -o example35.md</text:p>
        </text:list-item>
        <text:list-item>
          <text:p text:style-name="P3">EPUB to plain text:</text:p>
          <text:p text:style-name="P9">pandoc README.epub -t plain -o example36.text</text:p>
        </text:list-item>
      </text:list>
      <text:p text:style-name="Fir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 - Demos</dc:title>
    <dc:date>2016-04-11T18:19:16.629870754</dc:date>
    <meta:editing-duration>PT1M40S</meta:editing-duration>
    <meta:editing-cycles>1</meta:editing-cycles>
    <meta:document-statistic meta:table-count="0" meta:image-count="1" meta:object-count="0" meta:page-count="4" meta:paragraph-count="121" meta:word-count="677" meta:character-count="4379" meta:non-whitespace-character-count="3912"/>
    <meta:generator>LibreOffice/5.1.1.2$Linux_x86 LibreOffice_project/10m0$Build-2</meta:generator>
  </office:meta>
</office:document-meta>
</file>